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10.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Sample Posts (comma-separated)</text:p>
          </table:table-cell>
          <table:table-cell table:style-name="ce1" office:value-type="string" calcext:value-type="string">
            <text:p>Persona Clas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lways building, always shipping.</text:p>
          </table:table-cell>
          <table:table-cell table:style-name="ce2" office:value-type="string" calcext:value-type="string">
            <text:p>"Just deployed a new backend service in 3 hours", "Exploring the latest LangChain release", "My GPT-based app now supports voice!", "Hackathon weekend — let's go 🚀"</text:p>
          </table:table-cell>
          <table:table-cell table:style-name="ce2" office:value-type="string" calcext:value-type="string">
            <text:p>Tech Enthusias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rying every cuisine the world has to offer.</text:p>
          </table:table-cell>
          <table:table-cell table:style-name="ce2" office:value-type="string" calcext:value-type="string">
            <text:p>"Pho in Saigon is a spiritual experience 🍜", "Homemade gnocchi turned out amazing", "Street food in Istanbul &gt;&gt;&gt;", "Pistachio gelato in Sicily is life 🍨"</text:p>
          </table:table-cell>
          <table:table-cell table:style-name="ce2" office:value-type="string" calcext:value-type="string">
            <text:p>Foodie Explore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ym. Eat. Sleep. Repeat.</text:p>
          </table:table-cell>
          <table:table-cell table:style-name="ce2" office:value-type="string" calcext:value-type="string">
            <text:p>"Chest day pump 💪", "New PR: 150kg deadlift ✅", "High protein meal prep done", "No days off — only progress 🔥"</text:p>
          </table:table-cell>
          <table:table-cell table:style-name="ce2" office:value-type="string" calcext:value-type="string">
            <text:p>Fitness Buff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ashion is my language.</text:p>
          </table:table-cell>
          <table:table-cell table:style-name="ce2" office:value-type="string" calcext:value-type="string">
            <text:p>"Statement earrings + monochrome fit = 🔥", "Thrifting gems in Berlin today!", "Layering is an art, not a trend", "Outfit check 🪞✨"</text:p>
          </table:table-cell>
          <table:table-cell table:style-name="ce2" office:value-type="string" calcext:value-type="string">
            <text:p>Fashion Aficionado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 laugh at my own memes.</text:p>
          </table:table-cell>
          <table:table-cell table:style-name="ce2" office:value-type="string" calcext:value-type="string">
            <text:p>"When Monday hits like a truck 🫠", "Me: just one episode. Also me: 4AM 👀", "Dogs in sunglasses = instant serotonin 🐶🕶️", "Can’t tell if I'm funny or broken"</text:p>
          </table:table-cell>
          <table:table-cell table:style-name="ce2" office:value-type="string" calcext:value-type="string">
            <text:p>Meme Lord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bsessed with tech and gadgets.</text:p>
          </table:table-cell>
          <table:table-cell table:style-name="ce2" office:value-type="string" calcext:value-type="string">
            <text:p>"Pixel 8 Pro &gt; iPhone this year", "Running Llama 3 locally. Why? Because I can 🤓", "Docker is my love language 🐳", "AI, AR, and now XR? Count me in."</text:p>
          </table:table-cell>
          <table:table-cell table:style-name="ce2" office:value-type="string" calcext:value-type="string">
            <text:p>Tech Enthusias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 lift heavy and eat clean.</text:p>
          </table:table-cell>
          <table:table-cell table:style-name="ce2" office:value-type="string" calcext:value-type="string">
            <text:p>"Macros: on point. Mood: anabolic 💥", "Leg day = respect the squat rack", "Discipline &gt; motivation", "Rest day? Not today."</text:p>
          </table:table-cell>
          <table:table-cell table:style-name="ce2" office:value-type="string" calcext:value-type="string">
            <text:p>Fitness Buff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tyle speaks louder than words.</text:p>
          </table:table-cell>
          <table:table-cell table:style-name="ce2" office:value-type="string" calcext:value-type="string">
            <text:p>"Oversized blazer season is back 🖤", "Mixing neutrals with bold prints — why not?", "Weekend fit check 🔁", "Statement boots or nothing 👢"</text:p>
          </table:table-cell>
          <table:table-cell table:style-name="ce2" office:value-type="string" calcext:value-type="string">
            <text:p>Fashion Aficionad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eed me, don’t text me.</text:p>
          </table:table-cell>
          <table:table-cell table:style-name="ce2" office:value-type="string" calcext:value-type="string">
            <text:p>"Ramen cravings all day 🍥", "Tried Ethiopian injera today — incredible", "Brunch = best excuse to eat 3 breakfasts 🍳", "Still thinking about last night’s sushi roll"</text:p>
          </table:table-cell>
          <table:table-cell table:style-name="ce2" office:value-type="string" calcext:value-type="string">
            <text:p>Foodie Explore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arcasm is my cardio.</text:p>
          </table:table-cell>
          <table:table-cell table:style-name="ce2" office:value-type="string" calcext:value-type="string">
            <text:p>"Out of office but still mentally in Excel 🧠💻", "If I had a dollar for every time I Googled 'what day is it'", "Can't adult today", "I’m not lazy, I’m on power save mode 💤"</text:p>
          </table:table-cell>
          <table:table-cell table:style-name="ce2" office:value-type="string" calcext:value-type="string">
            <text:p>Meme Lord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Coffee is my love language.</text:p>
          </table:table-cell>
          <table:table-cell table:style-name="ce5" office:value-type="string" calcext:value-type="string">
            <text:p>"Espresso shot = life boost ☕", "Discovered a new roastery downtown", "Cold brew season is here 🔥", "Latte art makes mornings better"</text:p>
          </table:table-cell>
          <table:table-cell table:style-name="ce5" office:value-type="string" calcext:value-type="string">
            <text:p>Foodie Explorer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Code. Sleep. Repeat.</text:p>
          </table:table-cell>
          <table:table-cell table:style-name="ce5" office:value-type="string" calcext:value-type="string">
            <text:p>"Refactored 2k lines in one sitting", "Running benchmarks on my new CUDA kernel", "Built a REST API before breakfast", "Dark mode everything 🖤"</text:p>
          </table:table-cell>
          <table:table-cell table:style-name="ce5" office:value-type="string" calcext:value-type="string">
            <text:p>Tech Enthusiast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Wellness is wealth.</text:p>
          </table:table-cell>
          <table:table-cell table:style-name="ce5" office:value-type="string" calcext:value-type="string">
            <text:p>"Daily yoga = daily reset 🧘", "Hydration is a personality trait 💧", "Matcha mornings and meditation", "10k steps before noon — check!"</text:p>
          </table:table-cell>
          <table:table-cell table:style-name="ce5" office:value-type="string" calcext:value-type="string">
            <text:p>Fitness Buff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I collect aesthetics.</text:p>
          </table:table-cell>
          <table:table-cell table:style-name="ce6" office:value-type="string" calcext:value-type="string">
            <text:p>"Golden hour glow never misses 🌇", "Moody café lighting appreciation post", "That film grain vibe 📸", "Vintage filters hit different"</text:p>
          </table:table-cell>
          <table:table-cell table:style-name="ce6" office:value-type="string" calcext:value-type="string">
            <text:p>Fashion Aficionado</text:p>
          </table:table-cell>
          <table:table-cell table:style-name="ce8" table:number-columns-repeated="16381"/>
        </table:table-row>
        <table:table-row table:style-name="ro1">
          <table:table-cell table:style-name="ce5" office:value-type="string" calcext:value-type="string">
            <text:p>Fluent in Gen Z memes.</text:p>
          </table:table-cell>
          <table:table-cell table:style-name="ce5" office:value-type="string" calcext:value-type="string">
            <text:p>"POV: you survived Monday", "Me pretending to work: 🐒💻", "If sleep were a currency, I’d be broke", "Main character energy but in Excel"</text:p>
          </table:table-cell>
          <table:table-cell table:style-name="ce5" office:value-type="string" calcext:value-type="string">
            <text:p>Meme Lord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Culinary adventures daily.</text:p>
          </table:table-cell>
          <table:table-cell table:style-name="ce5" office:value-type="string" calcext:value-type="string">
            <text:p>"Korean BBQ hits different 🔥", "Perfected my sourdough crust finally", "Taco Tuesday is a ritual 🌮", "Tasting menus &gt; à la carte"</text:p>
          </table:table-cell>
          <table:table-cell table:style-name="ce5" office:value-type="string" calcext:value-type="string">
            <text:p>Foodie Explorer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ech is my playground.</text:p>
          </table:table-cell>
          <table:table-cell table:style-name="ce5" office:value-type="string" calcext:value-type="string">
            <text:p>"Flashing custom ROMs for fun", "Built my own NAS from scratch", "Running Stable Diffusion on a Raspberry Pi 😎", "Mechanical keyboards are an addiction"</text:p>
          </table:table-cell>
          <table:table-cell table:style-name="ce5" office:value-type="string" calcext:value-type="string">
            <text:p>Tech Enthusiast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Fueled by protein and progress.</text:p>
          </table:table-cell>
          <table:table-cell table:style-name="ce5" office:value-type="string" calcext:value-type="string">
            <text:p>"Meal prep: chicken, rice, repeat", "Feeling swole, not sorry", "Sore but satisfied", "Gym mirror selfies = accountability 📸"</text:p>
          </table:table-cell>
          <table:table-cell table:style-name="ce5" office:value-type="string" calcext:value-type="string">
            <text:p>Fitness Buff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Fashion is confidence you can wear.</text:p>
          </table:table-cell>
          <table:table-cell table:style-name="ce5" office:value-type="string" calcext:value-type="string">
            <text:p>"Mixing denim with silk today 💫", "All-black fits are my armor", "Minimalist wardrobe, maximal impact", "Tailoring = instant upgrade"</text:p>
          </table:table-cell>
          <table:table-cell table:style-name="ce5" office:value-type="string" calcext:value-type="string">
            <text:p>Fashion Aficionado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Laughing through the chaos.</text:p>
          </table:table-cell>
          <table:table-cell table:style-name="ce5" office:value-type="string" calcext:value-type="string">
            <text:p>"My planner is just vibes", "Adulting level: who let me pay bills?", "If sarcasm burned calories, I’d be shredded", "Mood: existentially amused 😅"</text:p>
          </table:table-cell>
          <table:table-cell table:style-name="ce5" office:value-type="string" calcext:value-type="string">
            <text:p>Meme Lord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I live in light and shadow.</text:p>
          </table:table-cell>
          <table:table-cell table:style-name="ce5" office:value-type="string" calcext:value-type="string">
            <text:p>"Sun through blinds hits different", "Chasing reflections on rainy streets", "My thoughts in grainy black &amp; white", "Neon signs in puddles = free art"</text:p>
          </table:table-cell>
          <table:table-cell table:style-name="ce5" office:value-type="string" calcext:value-type="string">
            <text:p>Fashion Aficionado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My diet is vibes and aesthetics.</text:p>
          </table:table-cell>
          <table:table-cell table:style-name="ce5" office:value-type="string" calcext:value-type="string">
            <text:p>"Croissant crumbs on a terrazzo table", "Matcha in a speckled ceramic cup", "Tiny fork, giant flavor", "Food or still life? Yes."</text:p>
          </table:table-cell>
          <table:table-cell table:style-name="ce5" office:value-type="string" calcext:value-type="string">
            <text:p>Foodie Explorer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I wear silence like velvet.</text:p>
          </table:table-cell>
          <table:table-cell table:style-name="ce5" office:value-type="string" calcext:value-type="string">
            <text:p>"Thrifted a coat that feels like a poem", "Muted tones, loud presence", "Textures tell better stories than words", "All my clothes whisper"</text:p>
          </table:table-cell>
          <table:table-cell table:style-name="ce5" office:value-type="string" calcext:value-type="string">
            <text:p>Fashion Aficionado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My mirror is a canvas.</text:p>
          </table:table-cell>
          <table:table-cell table:style-name="ce5" office:value-type="string" calcext:value-type="string">
            <text:p>"Outfit changed my day", "Monochrome Monday mood", "Mirror selfie with purpose 📷", "Hair up = battle mode"</text:p>
          </table:table-cell>
          <table:table-cell table:style-name="ce5" office:value-type="string" calcext:value-type="string">
            <text:p>Fashion Aficionado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I find peace in repetition.</text:p>
          </table:table-cell>
          <table:table-cell table:style-name="ce5" office:value-type="string" calcext:value-type="string">
            <text:p>"Same meal. Different day. Still love it", "Deadlifts x5, again", "Gym. Again. Yes.", "Routine is self-respect"</text:p>
          </table:table-cell>
          <table:table-cell table:style-name="ce5" office:value-type="string" calcext:value-type="string">
            <text:p>Fitness Buff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Minimal words, maximum lift.</text:p>
          </table:table-cell>
          <table:table-cell table:style-name="ce5" office:value-type="string" calcext:value-type="string">
            <text:p>"Push. Pull. Repeat.", "Steel bar therapy", "Soundtrack: weights clanking", "Pain = progress"</text:p>
          </table:table-cell>
          <table:table-cell table:style-name="ce5" office:value-type="string" calcext:value-type="string">
            <text:p>Fitness Buff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I daydream in code.</text:p>
          </table:table-cell>
          <table:table-cell table:style-name="ce5" office:value-type="string" calcext:value-type="string">
            <text:p>"Built a ray tracer for fun", "Syntax errors in my dreams", "My brain = neural net", "Why yes, I version-control my life"</text:p>
          </table:table-cell>
          <table:table-cell table:style-name="ce5" office:value-type="string" calcext:value-type="string">
            <text:p>Tech Enthusiast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I laugh in lowercase.</text:p>
          </table:table-cell>
          <table:table-cell table:style-name="ce5" office:value-type="string" calcext:value-type="string">
            <text:p>"me: i’ll sleep early / also me: it’s 3AM", "if i disappear, i’m recharging", "reality.exe not responding", "404: motivation not found"</text:p>
          </table:table-cell>
          <table:table-cell table:style-name="ce5" office:value-type="string" calcext:value-type="string">
            <text:p>Meme Lord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Sentient by coffee.</text:p>
          </table:table-cell>
          <table:table-cell table:style-name="ce5" office:value-type="string" calcext:value-type="string">
            <text:p>"Day starts after espresso", "Typing code like spells", "My brain runs on caffeine and bugs", "Debugging life, one sip at a time"</text:p>
          </table:table-cell>
          <table:table-cell table:style-name="ce5" office:value-type="string" calcext:value-type="string">
            <text:p>Tech Enthusiast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Meals are memories.</text:p>
          </table:table-cell>
          <table:table-cell table:style-name="ce5" office:value-type="string" calcext:value-type="string">
            <text:p>"Scent of cinnamon = grandma’s kitchen", "Family dinners &gt; Michelin stars", "Passed-down pasta recipe vibes", "Food is emotion, plated"</text:p>
          </table:table-cell>
          <table:table-cell table:style-name="ce5" office:value-type="string" calcext:value-type="string">
            <text:p>Foodie Explorer</text:p>
          </table:table-cell>
          <table:table-cell table:number-columns-repeated="16381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1:42:08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08:53:29.404000000</meta:creation-date>
    <dc:date>2025-05-24T11:57:27.814000000</dc:date>
    <meta:editing-duration>PT15M30S</meta:editing-duration>
    <meta:editing-cycles>4</meta:editing-cycles>
    <meta:generator>LibreOffice/24.8.6.2$Windows_X86_64 LibreOffice_project/6d98ba145e9a8a39fc57bcc76981d1fb1316c60c</meta:generator>
    <meta:document-statistic meta:table-count="1" meta:cell-count="93" meta:object-count="0"/>
  </office:meta>
</office:document-meta>
</file>